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1" fo:font-size="30pt" officeooo:rsid="0002b5ab" officeooo:paragraph-rsid="0002b5ab" style:font-size-asian="30pt" style:font-size-complex="30pt"/>
    </style:style>
    <style:style style:name="P2" style:family="paragraph" style:parent-style-name="Standard">
      <style:text-properties style:font-name="Calibri" fo:font-size="14pt" officeooo:rsid="00009c8d" officeooo:paragraph-rsid="00009c8d" style:font-size-asian="14pt" style:font-size-complex="14pt"/>
    </style:style>
    <style:style style:name="P3" style:family="paragraph" style:parent-style-name="Standard">
      <style:text-properties style:font-name="Calibri" fo:font-size="14pt" officeooo:rsid="00029eef" officeooo:paragraph-rsid="00029eef" style:font-size-asian="14pt" style:font-size-complex="14pt"/>
    </style:style>
    <style:style style:name="P4" style:family="paragraph" style:parent-style-name="Standard">
      <style:text-properties style:font-name="Calibri" fo:font-size="14pt" officeooo:rsid="00029eef" officeooo:paragraph-rsid="0002b5ab" style:font-size-asian="14pt" style:font-size-complex="14pt"/>
    </style:style>
    <style:style style:name="P5" style:family="paragraph" style:parent-style-name="Standard">
      <style:text-properties style:font-name="Calibri" fo:font-size="14pt" officeooo:rsid="0002b5ab" officeooo:paragraph-rsid="0002b5ab" style:font-size-asian="14pt" style:font-size-complex="14pt"/>
    </style:style>
    <style:style style:name="P6" style:family="paragraph" style:parent-style-name="Standard">
      <style:text-properties style:font-name="Calibri" fo:font-size="14pt" officeooo:rsid="0002b5ab" officeooo:paragraph-rsid="0008ab9e" style:font-size-asian="14pt" style:font-size-complex="14pt"/>
    </style:style>
    <style:style style:name="P7" style:family="paragraph" style:parent-style-name="Standard">
      <style:text-properties style:font-name="Calibri" fo:font-size="14pt" officeooo:rsid="0003ab0c" officeooo:paragraph-rsid="0003ab0c" style:font-size-asian="14pt" style:font-size-complex="14pt"/>
    </style:style>
    <style:style style:name="P8" style:family="paragraph" style:parent-style-name="Standard">
      <style:text-properties style:font-name="Calibri" fo:font-size="14pt" officeooo:rsid="00057eb8" officeooo:paragraph-rsid="00057eb8" style:font-size-asian="14pt" style:font-size-complex="14pt"/>
    </style:style>
    <style:style style:name="P9" style:family="paragraph" style:parent-style-name="Standard">
      <style:text-properties style:font-name="Calibri" fo:font-size="14pt" officeooo:rsid="000a934e" officeooo:paragraph-rsid="000a934e" style:font-size-asian="14pt" style:font-size-complex="14pt"/>
    </style:style>
    <style:style style:name="P10" style:family="paragraph" style:parent-style-name="Standard">
      <style:text-properties style:font-name="Calibri" fo:font-size="14pt" officeooo:rsid="000d776a" officeooo:paragraph-rsid="000d776a" style:font-size-asian="14pt" style:font-size-complex="14pt"/>
    </style:style>
    <style:style style:name="P11" style:family="paragraph" style:parent-style-name="Standard">
      <style:text-properties style:font-name="Calibri" fo:font-size="14pt" officeooo:rsid="000d7bb6" officeooo:paragraph-rsid="000d7bb6" style:font-size-asian="14pt" style:font-size-complex="14pt"/>
    </style:style>
    <style:style style:name="P12" style:family="paragraph" style:parent-style-name="Standard">
      <style:text-properties style:font-name="Calibri Light" fo:font-size="20pt" officeooo:rsid="00029eef" officeooo:paragraph-rsid="00029eef" style:font-size-asian="20pt" style:font-size-complex="20pt"/>
    </style:style>
    <style:style style:name="P13" style:family="paragraph" style:parent-style-name="Standard">
      <style:text-properties style:font-name="Calibri Light" fo:font-size="22pt" officeooo:rsid="00057eb8" officeooo:paragraph-rsid="00057eb8" style:font-size-asian="22pt" style:font-size-complex="22pt"/>
    </style:style>
    <style:style style:name="P14" style:family="paragraph" style:parent-style-name="Standard">
      <style:text-properties style:font-name="Calibri Light" fo:font-size="22pt" officeooo:rsid="000650e1" officeooo:paragraph-rsid="000fc40b" style:font-size-asian="22pt" style:font-size-complex="22pt"/>
    </style:style>
    <style:style style:name="P15" style:family="paragraph" style:parent-style-name="Standard">
      <style:paragraph-properties fo:break-before="page"/>
      <style:text-properties style:font-name="Calibri Light" fo:font-size="22pt" officeooo:rsid="00057eb8" officeooo:paragraph-rsid="00057eb8" style:font-size-asian="22pt" style:font-size-complex="22pt"/>
    </style:style>
    <style:style style:name="P16" style:family="paragraph" style:parent-style-name="Standard">
      <style:text-properties style:font-name="Calibri" fo:font-size="14pt" officeooo:rsid="001640c6" officeooo:paragraph-rsid="00126a43" style:font-size-asian="14pt" style:font-size-complex="14pt"/>
    </style:style>
    <style:style style:name="P17" style:family="paragraph" style:parent-style-name="Standard">
      <style:text-properties style:font-name="Calibri Light1" officeooo:rsid="00009c8d" officeooo:paragraph-rsid="00126a43"/>
    </style:style>
    <style:style style:name="P18" style:family="paragraph" style:parent-style-name="Standard">
      <style:text-properties style:font-name="Calibri Light" fo:font-size="22pt" officeooo:rsid="001e338b" officeooo:paragraph-rsid="00126a43" style:font-size-asian="22pt" style:font-size-complex="22pt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officeooo:rsid="0006d525"/>
    </style:style>
    <style:style style:name="T3" style:family="text">
      <style:text-properties officeooo:rsid="0008ab9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776a"/>
    </style:style>
    <style:style style:name="T6" style:family="text">
      <style:text-properties officeooo:rsid="000fc40b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Api 1</text:p>
      <text:p text:style-name="P17"/>
      <text:p text:style-name="P18"><text:span text:style-name="T7"/></text:p>
      <text:p text:style-name="P18"><text:span text:style-name="T7">Syfte</text:span></text:p>
      <text:p text:style-name="P16"/>
      <text:p text:style-name="P9">- Kunna skapa controller som utför olika saker och returnerar en sträng</text:p>
      <text:p text:style-name="P9">- Testa Bootstrap</text:p>
      <text:p text:style-name="P9">- Testa Postman</text:p>
      <text:p text:style-name="P2"/>
      <text:p text:style-name="P13"/>
      <text:p text:style-name="P13"/>
      <text:p text:style-name="P15">Nytt projekt</text:p>
      <text:p text:style-name="P5"/>
      <text:p text:style-name="P10">Installera .NET Core om det inte redan är installerat.</text:p>
      <text:p text:style-name="P10"/>
      <text:p text:style-name="P6">Skapa ett WebApi <text:span text:style-name="T3">projekt </text:span>i Visual Studio <text:span text:style-name="T5">2017.</text:span> </text:p>
      <text:p text:style-name="P6"/>
      <text:p text:style-name="P10">1) File =&gt; New project</text:p>
      <text:p text:style-name="P10">2) Välj ASP.NET Core Web Application. Tips: lägg projektet i <text:a xlink:type="simple" xlink:href="file:///c:/Project" text:style-name="Internet_20_link" text:visited-style-name="Visited_20_Internet_20_Link">c:\Project</text:a>.</text:p>
      <text:p text:style-name="P10">3) Välj Web API och ASP.NET Core 2.0 (ej docker och ingen authentication)</text:p>
      <text:p text:style-name="P6"/>
      <text:p text:style-name="P10">Provkör projeket.</text:p>
      <text:p text:style-name="P10"/>
      <text:p text:style-name="P10">Gå igenom filerna som har skapats (Controllers, appsettings.json etc)</text:p>
      <text:p text:style-name="P10"/>
      <text:p text:style-name="P11">Checka in projektet (förslagsvis med SourceTree och lägg det på github)</text:p>
      <text:p text:style-name="P11"/>
      <text:p text:style-name="P11">Ändra I ValuesController.cs så ditt för och efternamn returneras istället för “value1” och “value2”.</text:p>
      <text:p text:style-name="P11"/>
      <text:p text:style-name="P11">Checka in projektet igen.</text:p>
      <text:p text:style-name="P5"/>
      <text:p text:style-name="P13"/>
      <text:p text:style-name="P15">Hello world</text:p>
      <text:p text:style-name="P5"/>
      <text:p text:style-name="P5">När användaren trycker på knappen “Hello world” så skicka till en sidan med texten Hell World</text:p>
      <text:p text:style-name="P5"/>
      <text:p text:style-name="P8"><text:span text:style-name="T1">Extra</text:span>: lägg till en textruta där användaren anger hur många gånger “Hello World” ska skrivas ut.</text:p>
      <text:p text:style-name="P8"/>
      <text:p text:style-name="P5"/>
      <text:p text:style-name="P13"/>
      <text:p text:style-name="P15">Veckodag</text:p>
      <text:p text:style-name="P5"/>
      <text:p text:style-name="P5">Knappen “Skriv veckodag” ska gå till en sidan som skriver “Idag är det onsdag” (om det är onsdag)</text:p>
      <text:p text:style-name="P5"/>
      <text:p text:style-name="P8"><text:span text:style-name="T4">Extra</text:span>: Skriv på samma sätt ut vilken veckodag det var <text:span text:style-name="T2">för</text:span> tio år <text:span text:style-name="T2">seda</text:span>n (denna dag och denna månad)</text:p>
      <text:p text:style-name="P5"/>
      <text:p text:style-name="P13"/>
      <text:p text:style-name="P15">Dagens floskel</text:p>
      <text:p text:style-name="P5"/>
      <text:p text:style-name="P5">Knappen “Dagens floskel” <text:s/>ska gå till en sidan som skriver ut en floskel beroende på veckodag. T.ex “Uh-oh. Sounds like somebody’s got a case of the mondays”.</text:p>
      <text:p text:style-name="P5"/>
      <text:p text:style-name="P8"><text:span text:style-name="T4">Extra</text:span>: Sök upp en sajt som genererar floskler. Integrera mot den, så om användaren trycker på “Slump-floskel” så via en floskel från den sajten.</text:p>
      <text:p text:style-name="P8"/>
      <text:p text:style-name="P8"/>
      <text:p text:style-name="P13"/>
      <text:p text:style-name="P15"><text:span text:style-name="T6">Extra: </text:span>Bootstrap</text:p>
      <text:p text:style-name="P7"/>
      <text:p text:style-name="P7">Använd Bootstrap för att göra designen snyggare</text:p>
      <text:p text:style-name="P7"/>
      <text:p text:style-name="P7"/>
      <text:p text:style-name="P14"><text:span text:style-name="T6">Extra: </text:span>Postman</text:p>
      <text:p text:style-name="P7"/>
      <text:p text:style-name="P7">Installera Postman och testa dina metoder därifrån</text:p>
      <text:p text:style-name="P5"/>
      <text:p text:style-name="P8"/>
      <text:p text:style-name="P4"/>
      <text:p text:style-name="P12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58:24.086000000</meta:creation-date>
    <dc:date>2017-11-24T12:16:03.522000000</dc:date>
    <meta:editing-duration>PT50M2S</meta:editing-duration>
    <meta:editing-cycles>16</meta:editing-cycles>
    <meta:generator>LibreOffice/5.2.7.2$Windows_x86 LibreOffice_project/2b7f1e640c46ceb28adf43ee075a6e8b8439ed10</meta:generator>
    <meta:document-statistic meta:table-count="0" meta:image-count="0" meta:object-count="0" meta:page-count="6" meta:paragraph-count="29" meta:word-count="252" meta:character-count="1524" meta:non-whitespace-character-count="1299"/>
  </office:meta>
</office:document-meta>
</file>